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fecte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roissance</text:p>
          </table:table-cell>
        </table:table-row>
        <table:table-row table:style-name="ro1">
          <table:table-cell office:value-type="date" office:date-value="2020-01-22" calcext:value-type="date">
            <text:p>01/22/20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date" office:date-value="2020-01-23" calcext:value-type="date">
            <text:p>01/23/20</text:p>
          </table:table-cell>
          <table:table-cell office:value-type="float" office:value="830" calcext:value-type="float">
            <text:p>830</text:p>
          </table:table-cell>
          <table:table-cell table:formula="of:=[.B3]-[.B2]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date" office:date-value="2020-01-24" calcext:value-type="date">
            <text:p>01/24/20</text:p>
          </table:table-cell>
          <table:table-cell office:value-type="float" office:value="1287" calcext:value-type="float">
            <text:p>1287</text:p>
          </table:table-cell>
          <table:table-cell table:formula="of:=[.B4]-[.B3]" office:value-type="float" office:value="457" calcext:value-type="float">
            <text:p>457</text:p>
          </table:table-cell>
          <table:table-cell table:formula="of:=[.C4]/[.C3]" office:value-type="float" office:value="1.76447876447876" calcext:value-type="float">
            <text:p>1.76447876447876</text:p>
          </table:table-cell>
        </table:table-row>
        <table:table-row table:style-name="ro1">
          <table:table-cell office:value-type="date" office:date-value="2020-01-25" calcext:value-type="date">
            <text:p>01/25/20</text:p>
          </table:table-cell>
          <table:table-cell office:value-type="float" office:value="1975" calcext:value-type="float">
            <text:p>1975</text:p>
          </table:table-cell>
          <table:table-cell table:formula="of:=[.B5]-[.B4]" office:value-type="float" office:value="688" calcext:value-type="float">
            <text:p>688</text:p>
          </table:table-cell>
          <table:table-cell table:formula="of:=[.C5]/[.C4]" office:value-type="float" office:value="1.5054704595186" calcext:value-type="float">
            <text:p>1.5054704595186</text:p>
          </table:table-cell>
        </table:table-row>
        <table:table-row table:style-name="ro1">
          <table:table-cell office:value-type="date" office:date-value="2020-01-26" calcext:value-type="date">
            <text:p>01/26/20</text:p>
          </table:table-cell>
          <table:table-cell office:value-type="float" office:value="2744" calcext:value-type="float">
            <text:p>2744</text:p>
          </table:table-cell>
          <table:table-cell table:formula="of:=[.B6]-[.B5]" office:value-type="float" office:value="769" calcext:value-type="float">
            <text:p>769</text:p>
          </table:table-cell>
          <table:table-cell table:formula="of:=[.C6]/[.C5]" office:value-type="float" office:value="1.11773255813954" calcext:value-type="float">
            <text:p>1.11773255813954</text:p>
          </table:table-cell>
        </table:table-row>
        <table:table-row table:style-name="ro1">
          <table:table-cell office:value-type="date" office:date-value="2020-01-27" calcext:value-type="date">
            <text:p>01/27/20</text:p>
          </table:table-cell>
          <table:table-cell office:value-type="float" office:value="4515" calcext:value-type="float">
            <text:p>4515</text:p>
          </table:table-cell>
          <table:table-cell table:formula="of:=[.B7]-[.B6]" office:value-type="float" office:value="1771" calcext:value-type="float">
            <text:p>1771</text:p>
          </table:table-cell>
          <table:table-cell table:formula="of:=[.C7]/[.C6]" office:value-type="float" office:value="2.30299089726918" calcext:value-type="float">
            <text:p>2.30299089726918</text:p>
          </table:table-cell>
        </table:table-row>
        <table:table-row table:style-name="ro1">
          <table:table-cell office:value-type="date" office:date-value="2020-01-28" calcext:value-type="date">
            <text:p>01/28/20</text:p>
          </table:table-cell>
          <table:table-cell office:value-type="float" office:value="5974" calcext:value-type="float">
            <text:p>5974</text:p>
          </table:table-cell>
          <table:table-cell table:formula="of:=[.B8]-[.B7]" office:value-type="float" office:value="1459" calcext:value-type="float">
            <text:p>1459</text:p>
          </table:table-cell>
          <table:table-cell table:formula="of:=[.C8]/[.C7]" office:value-type="float" office:value="0.823828345567476" calcext:value-type="float">
            <text:p>0.823828345567476</text:p>
          </table:table-cell>
        </table:table-row>
        <table:table-row table:style-name="ro1">
          <table:table-cell office:value-type="date" office:date-value="2020-01-29" calcext:value-type="date">
            <text:p>01/29/20</text:p>
          </table:table-cell>
          <table:table-cell office:value-type="float" office:value="7711" calcext:value-type="float">
            <text:p>7711</text:p>
          </table:table-cell>
          <table:table-cell table:formula="of:=[.B9]-[.B8]" office:value-type="float" office:value="1737" calcext:value-type="float">
            <text:p>1737</text:p>
          </table:table-cell>
          <table:table-cell table:formula="of:=[.C9]/[.C8]" office:value-type="float" office:value="1.19054146675805" calcext:value-type="float">
            <text:p>1.19054146675805</text:p>
          </table:table-cell>
        </table:table-row>
        <table:table-row table:style-name="ro1">
          <table:table-cell office:value-type="date" office:date-value="2020-01-30" calcext:value-type="date">
            <text:p>01/30/20</text:p>
          </table:table-cell>
          <table:table-cell office:value-type="float" office:value="9692" calcext:value-type="float">
            <text:p>9692</text:p>
          </table:table-cell>
          <table:table-cell table:formula="of:=[.B10]-[.B9]" office:value-type="float" office:value="1981" calcext:value-type="float">
            <text:p>1981</text:p>
          </table:table-cell>
          <table:table-cell table:formula="of:=[.C10]/[.C9]" office:value-type="float" office:value="1.14047207829591" calcext:value-type="float">
            <text:p>1.14047207829591</text:p>
          </table:table-cell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float" office:value="11791" calcext:value-type="float">
            <text:p>11791</text:p>
          </table:table-cell>
          <table:table-cell table:formula="of:=[.B11]-[.B10]" office:value-type="float" office:value="2099" calcext:value-type="float">
            <text:p>2099</text:p>
          </table:table-cell>
          <table:table-cell table:formula="of:=[.C11]/[.C10]" office:value-type="float" office:value="1.05956587582029" calcext:value-type="float">
            <text:p>1.05956587582029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float" office:value="14380" calcext:value-type="float">
            <text:p>14380</text:p>
          </table:table-cell>
          <table:table-cell table:formula="of:=[.B12]-[.B11]" office:value-type="float" office:value="2589" calcext:value-type="float">
            <text:p>2589</text:p>
          </table:table-cell>
          <table:table-cell table:formula="of:=[.C12]/[.C11]" office:value-type="float" office:value="1.2334444973797" calcext:value-type="float">
            <text:p>1.2334444973797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float" office:value="17205" calcext:value-type="float">
            <text:p>17205</text:p>
          </table:table-cell>
          <table:table-cell table:formula="of:=[.B13]-[.B12]" office:value-type="float" office:value="2825" calcext:value-type="float">
            <text:p>2825</text:p>
          </table:table-cell>
          <table:table-cell table:formula="of:=[.C13]/[.C12]" office:value-type="float" office:value="1.09115488605639" calcext:value-type="float">
            <text:p>1.09115488605639</text:p>
          </table:table-cell>
        </table:table-row>
        <table:table-row table:style-name="ro1">
          <table:table-cell office:value-type="date" office:date-value="2020-02-03" calcext:value-type="date">
            <text:p>02/03/20</text:p>
          </table:table-cell>
          <table:table-cell office:value-type="float" office:value="20440" calcext:value-type="float">
            <text:p>20440</text:p>
          </table:table-cell>
          <table:table-cell table:formula="of:=[.B14]-[.B13]" office:value-type="float" office:value="3235" calcext:value-type="float">
            <text:p>3235</text:p>
          </table:table-cell>
          <table:table-cell table:formula="of:=[.C14]/[.C13]" office:value-type="float" office:value="1.14513274336283" calcext:value-type="float">
            <text:p>1.14513274336283</text:p>
          </table:table-cell>
        </table:table-row>
        <table:table-row table:style-name="ro1">
          <table:table-cell office:value-type="date" office:date-value="2020-02-04" calcext:value-type="date">
            <text:p>02/04/20</text:p>
          </table:table-cell>
          <table:table-cell office:value-type="float" office:value="24324" calcext:value-type="float">
            <text:p>24324</text:p>
          </table:table-cell>
          <table:table-cell table:formula="of:=[.B15]-[.B14]" office:value-type="float" office:value="3884" calcext:value-type="float">
            <text:p>3884</text:p>
          </table:table-cell>
          <table:table-cell table:formula="of:=[.C15]/[.C14]" office:value-type="float" office:value="1.20061823802164" calcext:value-type="float">
            <text:p>1.20061823802164</text:p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float" office:value="28018" calcext:value-type="float">
            <text:p>28018</text:p>
          </table:table-cell>
          <table:table-cell table:formula="of:=[.B16]-[.B15]" office:value-type="float" office:value="3694" calcext:value-type="float">
            <text:p>3694</text:p>
          </table:table-cell>
          <table:table-cell table:formula="of:=[.C16]/[.C15]" office:value-type="float" office:value="0.951081359423275" calcext:value-type="float">
            <text:p>0.951081359423275</text:p>
          </table:table-cell>
        </table:table-row>
        <table:table-row table:style-name="ro1">
          <table:table-cell office:value-type="date" office:date-value="2020-02-06" calcext:value-type="date">
            <text:p>02/06/20</text:p>
          </table:table-cell>
          <table:table-cell office:value-type="float" office:value="31161" calcext:value-type="float">
            <text:p>31161</text:p>
          </table:table-cell>
          <table:table-cell table:formula="of:=[.B17]-[.B16]" office:value-type="float" office:value="3143" calcext:value-type="float">
            <text:p>3143</text:p>
          </table:table-cell>
          <table:table-cell table:formula="of:=[.C17]/[.C16]" office:value-type="float" office:value="0.850839198700596" calcext:value-type="float">
            <text:p>0.850839198700596</text:p>
          </table:table-cell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office:value-type="float" office:value="34546" calcext:value-type="float">
            <text:p>34546</text:p>
          </table:table-cell>
          <table:table-cell table:formula="of:=[.B18]-[.B17]" office:value-type="float" office:value="3385" calcext:value-type="float">
            <text:p>3385</text:p>
          </table:table-cell>
          <table:table-cell table:formula="of:=[.C18]/[.C17]" office:value-type="float" office:value="1.07699650015908" calcext:value-type="float">
            <text:p>1.07699650015908</text:p>
          </table:table-cell>
        </table:table-row>
        <table:table-row table:style-name="ro1">
          <table:table-cell office:value-type="date" office:date-value="2020-02-08" calcext:value-type="date">
            <text:p>02/08/20</text:p>
          </table:table-cell>
          <table:table-cell office:value-type="float" office:value="37198" calcext:value-type="float">
            <text:p>37198</text:p>
          </table:table-cell>
          <table:table-cell table:formula="of:=[.B19]-[.B18]" office:value-type="float" office:value="2652" calcext:value-type="float">
            <text:p>2652</text:p>
          </table:table-cell>
          <table:table-cell table:formula="of:=[.C19]/[.C18]" office:value-type="float" office:value="0.783456425406204" calcext:value-type="float">
            <text:p>0.783456425406204</text:p>
          </table:table-cell>
        </table:table-row>
        <table:table-row table:style-name="ro1">
          <table:table-cell office:value-type="date" office:date-value="2020-02-09" calcext:value-type="date">
            <text:p>02/09/20</text:p>
          </table:table-cell>
          <table:table-cell office:value-type="float" office:value="40171" calcext:value-type="float">
            <text:p>40171</text:p>
          </table:table-cell>
          <table:table-cell table:formula="of:=[.B20]-[.B19]" office:value-type="float" office:value="2973" calcext:value-type="float">
            <text:p>2973</text:p>
          </table:table-cell>
          <table:table-cell table:formula="of:=[.C20]/[.C19]" office:value-type="float" office:value="1.1210407239819" calcext:value-type="float">
            <text:p>1.1210407239819</text:p>
          </table:table-cell>
        </table:table-row>
        <table:table-row table:style-name="ro1">
          <table:table-cell office:value-type="date" office:date-value="2020-02-10" calcext:value-type="date">
            <text:p>02/10/20</text:p>
          </table:table-cell>
          <table:table-cell office:value-type="float" office:value="42638" calcext:value-type="float">
            <text:p>42638</text:p>
          </table:table-cell>
          <table:table-cell table:formula="of:=[.B21]-[.B20]" office:value-type="float" office:value="2467" calcext:value-type="float">
            <text:p>2467</text:p>
          </table:table-cell>
          <table:table-cell table:formula="of:=[.C21]/[.C20]" office:value-type="float" office:value="0.829801547258661" calcext:value-type="float">
            <text:p>0.829801547258661</text:p>
          </table:table-cell>
        </table:table-row>
        <table:table-row table:style-name="ro1">
          <table:table-cell office:value-type="date" office:date-value="2020-02-11" calcext:value-type="date">
            <text:p>02/11/20</text:p>
          </table:table-cell>
          <table:table-cell office:value-type="float" office:value="44653" calcext:value-type="float">
            <text:p>44653</text:p>
          </table:table-cell>
          <table:table-cell table:formula="of:=[.B22]-[.B21]" office:value-type="float" office:value="2015" calcext:value-type="float">
            <text:p>2015</text:p>
          </table:table-cell>
          <table:table-cell table:formula="of:=[.C22]/[.C21]" office:value-type="float" office:value="0.81678151601135" calcext:value-type="float">
            <text:p>0.81678151601135</text:p>
          </table:table-cell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float" office:value="58761" calcext:value-type="float">
            <text:p>58761</text:p>
          </table:table-cell>
          <table:table-cell table:formula="of:=[.B23]-[.B22]" office:value-type="float" office:value="14108" calcext:value-type="float">
            <text:p>14108</text:p>
          </table:table-cell>
          <table:table-cell table:formula="of:=[.C23]/[.C22]" office:value-type="float" office:value="7.0014888337469" calcext:value-type="float">
            <text:p>7.0014888337469</text:p>
          </table:table-cell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float" office:value="63851" calcext:value-type="float">
            <text:p>63851</text:p>
          </table:table-cell>
          <table:table-cell table:formula="of:=[.B24]-[.B23]" office:value-type="float" office:value="5090" calcext:value-type="float">
            <text:p>5090</text:p>
          </table:table-cell>
          <table:table-cell table:formula="of:=[.C24]/[.C23]" office:value-type="float" office:value="0.360788205273604" calcext:value-type="float">
            <text:p>0.360788205273604</text:p>
          </table:table-cell>
        </table:table-row>
        <table:table-row table:style-name="ro1">
          <table:table-cell office:value-type="date" office:date-value="2020-02-14" calcext:value-type="date">
            <text:p>02/14/20</text:p>
          </table:table-cell>
          <table:table-cell office:value-type="float" office:value="66492" calcext:value-type="float">
            <text:p>66492</text:p>
          </table:table-cell>
          <table:table-cell table:formula="of:=[.B25]-[.B24]" office:value-type="float" office:value="2641" calcext:value-type="float">
            <text:p>2641</text:p>
          </table:table-cell>
          <table:table-cell table:formula="of:=[.C25]/[.C24]" office:value-type="float" office:value="0.518860510805501" calcext:value-type="float">
            <text:p>0.518860510805501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float" office:value="68500" calcext:value-type="float">
            <text:p>68500</text:p>
          </table:table-cell>
          <table:table-cell table:formula="of:=[.B26]-[.B25]" office:value-type="float" office:value="2008" calcext:value-type="float">
            <text:p>2008</text:p>
          </table:table-cell>
          <table:table-cell table:formula="of:=[.C26]/[.C25]" office:value-type="float" office:value="0.760318061340401" calcext:value-type="float">
            <text:p>0.760318061340401</text:p>
          </table:table-cell>
        </table:table-row>
        <table:table-row table:style-name="ro1">
          <table:table-cell office:value-type="date" office:date-value="2020-02-16" calcext:value-type="date">
            <text:p>02/16/20</text:p>
          </table:table-cell>
          <table:table-cell office:value-type="float" office:value="70548" calcext:value-type="float">
            <text:p>70548</text:p>
          </table:table-cell>
          <table:table-cell table:formula="of:=[.B27]-[.B26]" office:value-type="float" office:value="2048" calcext:value-type="float">
            <text:p>2048</text:p>
          </table:table-cell>
          <table:table-cell table:formula="of:=[.C27]/[.C26]" office:value-type="float" office:value="1.0199203187251" calcext:value-type="float">
            <text:p>1.0199203187251</text:p>
          </table:table-cell>
        </table:table-row>
        <table:table-row table:style-name="ro1">
          <table:table-cell office:value-type="date" office:date-value="2020-02-17" calcext:value-type="date">
            <text:p>02/17/20</text:p>
          </table:table-cell>
          <table:table-cell office:value-type="float" office:value="72436" calcext:value-type="float">
            <text:p>72436</text:p>
          </table:table-cell>
          <table:table-cell table:formula="of:=[.B28]-[.B27]" office:value-type="float" office:value="1888" calcext:value-type="float">
            <text:p>1888</text:p>
          </table:table-cell>
          <table:table-cell table:formula="of:=[.C28]/[.C27]" office:value-type="float" office:value="0.921875" calcext:value-type="float">
            <text:p>0.921875</text:p>
          </table:table-cell>
        </table:table-row>
        <table:table-row table:style-name="ro1">
          <table:table-cell office:value-type="date" office:date-value="2020-02-18" calcext:value-type="date">
            <text:p>02/18/20</text:p>
          </table:table-cell>
          <table:table-cell office:value-type="float" office:value="74185" calcext:value-type="float">
            <text:p>74185</text:p>
          </table:table-cell>
          <table:table-cell table:formula="of:=[.B29]-[.B28]" office:value-type="float" office:value="1749" calcext:value-type="float">
            <text:p>1749</text:p>
          </table:table-cell>
          <table:table-cell table:formula="of:=[.C29]/[.C28]" office:value-type="float" office:value="0.926377118644068" calcext:value-type="float">
            <text:p>0.926377118644068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74576" calcext:value-type="float">
            <text:p>74576</text:p>
          </table:table-cell>
          <table:table-cell table:formula="of:=[.B30]-[.B29]" office:value-type="float" office:value="391" calcext:value-type="float">
            <text:p>391</text:p>
          </table:table-cell>
          <table:table-cell table:formula="of:=[.C30]/[.C29]" office:value-type="float" office:value="0.223556317895941" calcext:value-type="float">
            <text:p>0.223556317895941</text:p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float" office:value="75465" calcext:value-type="float">
            <text:p>75465</text:p>
          </table:table-cell>
          <table:table-cell table:formula="of:=[.B31]-[.B30]" office:value-type="float" office:value="889" calcext:value-type="float">
            <text:p>889</text:p>
          </table:table-cell>
          <table:table-cell table:formula="of:=[.C31]/[.C30]" office:value-type="float" office:value="2.27365728900256" calcext:value-type="float">
            <text:p>2.27365728900256</text:p>
          </table:table-cell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float" office:value="76288" calcext:value-type="float">
            <text:p>76288</text:p>
          </table:table-cell>
          <table:table-cell table:formula="of:=[.B32]-[.B31]" office:value-type="float" office:value="823" calcext:value-type="float">
            <text:p>823</text:p>
          </table:table-cell>
          <table:table-cell table:formula="of:=[.C32]/[.C31]" office:value-type="float" office:value="0.925759280089989" calcext:value-type="float">
            <text:p>0.925759280089989</text:p>
          </table:table-cell>
        </table:table-row>
        <table:table-row table:style-name="ro1">
          <table:table-cell office:value-type="date" office:date-value="2020-02-22" calcext:value-type="date">
            <text:p>02/22/20</text:p>
          </table:table-cell>
          <table:table-cell office:value-type="float" office:value="76936" calcext:value-type="float">
            <text:p>76936</text:p>
          </table:table-cell>
          <table:table-cell table:formula="of:=[.B33]-[.B32]" office:value-type="float" office:value="648" calcext:value-type="float">
            <text:p>648</text:p>
          </table:table-cell>
          <table:table-cell table:formula="of:=[.C33]/[.C32]" office:value-type="float" office:value="0.787363304981774" calcext:value-type="float">
            <text:p>0.787363304981774</text:p>
          </table:table-cell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office:value-type="float" office:value="77150" calcext:value-type="float">
            <text:p>77150</text:p>
          </table:table-cell>
          <table:table-cell table:formula="of:=[.B34]-[.B33]" office:value-type="float" office:value="214" calcext:value-type="float">
            <text:p>214</text:p>
          </table:table-cell>
          <table:table-cell table:formula="of:=[.C34]/[.C33]" office:value-type="float" office:value="0.330246913580247" calcext:value-type="float">
            <text:p>0.330246913580247</text:p>
          </table:table-cell>
        </table:table-row>
        <table:table-row table:style-name="ro1">
          <table:table-cell office:value-type="date" office:date-value="2020-02-24" calcext:value-type="date">
            <text:p>02/24/20</text:p>
          </table:table-cell>
          <table:table-cell office:value-type="float" office:value="77658" calcext:value-type="float">
            <text:p>77658</text:p>
          </table:table-cell>
          <table:table-cell table:formula="of:=[.B35]-[.B34]" office:value-type="float" office:value="508" calcext:value-type="float">
            <text:p>508</text:p>
          </table:table-cell>
          <table:table-cell table:formula="of:=[.C35]/[.C34]" office:value-type="float" office:value="2.37383177570093" calcext:value-type="float">
            <text:p>2.37383177570093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float" office:value="78064" calcext:value-type="float">
            <text:p>78064</text:p>
          </table:table-cell>
          <table:table-cell table:formula="of:=[.B36]-[.B35]" office:value-type="float" office:value="406" calcext:value-type="float">
            <text:p>406</text:p>
          </table:table-cell>
          <table:table-cell table:formula="of:=[.C36]/[.C35]" office:value-type="float" office:value="0.799212598425197" calcext:value-type="float">
            <text:p>0.799212598425197</text:p>
          </table:table-cell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office:value-type="float" office:value="78497" calcext:value-type="float">
            <text:p>78497</text:p>
          </table:table-cell>
          <table:table-cell table:formula="of:=[.B37]-[.B36]" office:value-type="float" office:value="433" calcext:value-type="float">
            <text:p>433</text:p>
          </table:table-cell>
          <table:table-cell table:formula="of:=[.C37]/[.C36]" office:value-type="float" office:value="1.06650246305419" calcext:value-type="float">
            <text:p>1.06650246305419</text:p>
          </table:table-cell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office:value-type="float" office:value="78824" calcext:value-type="float">
            <text:p>78824</text:p>
          </table:table-cell>
          <table:table-cell table:formula="of:=[.B38]-[.B37]" office:value-type="float" office:value="327" calcext:value-type="float">
            <text:p>327</text:p>
          </table:table-cell>
          <table:table-cell table:formula="of:=[.C38]/[.C37]" office:value-type="float" office:value="0.755196304849885" calcext:value-type="float">
            <text:p>0.755196304849885</text:p>
          </table:table-cell>
        </table:table-row>
        <table:table-row table:style-name="ro1">
          <table:table-cell office:value-type="date" office:date-value="2020-02-28" calcext:value-type="date">
            <text:p>02/28/20</text:p>
          </table:table-cell>
          <table:table-cell office:value-type="float" office:value="79251" calcext:value-type="float">
            <text:p>79251</text:p>
          </table:table-cell>
          <table:table-cell table:formula="of:=[.B39]-[.B38]" office:value-type="float" office:value="427" calcext:value-type="float">
            <text:p>427</text:p>
          </table:table-cell>
          <table:table-cell table:formula="of:=[.C39]/[.C38]" office:value-type="float" office:value="1.30581039755352" calcext:value-type="float">
            <text:p>1.30581039755352</text:p>
          </table:table-cell>
        </table:table-row>
        <table:table-row table:style-name="ro1">
          <table:table-cell office:value-type="date" office:date-value="2020-02-29" calcext:value-type="date">
            <text:p>02/29/20</text:p>
          </table:table-cell>
          <table:table-cell office:value-type="float" office:value="79824" calcext:value-type="float">
            <text:p>79824</text:p>
          </table:table-cell>
          <table:table-cell table:formula="of:=[.B40]-[.B39]" office:value-type="float" office:value="573" calcext:value-type="float">
            <text:p>573</text:p>
          </table:table-cell>
          <table:table-cell table:formula="of:=[.C40]/[.C39]" office:value-type="float" office:value="1.34192037470726" calcext:value-type="float">
            <text:p>1.34192037470726</text:p>
          </table:table-cell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office:value-type="float" office:value="80026" calcext:value-type="float">
            <text:p>80026</text:p>
          </table:table-cell>
          <table:table-cell table:formula="of:=[.B41]-[.B40]" office:value-type="float" office:value="202" calcext:value-type="float">
            <text:p>202</text:p>
          </table:table-cell>
          <table:table-cell table:formula="of:=[.C41]/[.C40]" office:value-type="float" office:value="0.352530541012216" calcext:value-type="float">
            <text:p>0.352530541012216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float" office:value="80151" calcext:value-type="float">
            <text:p>80151</text:p>
          </table:table-cell>
          <table:table-cell table:formula="of:=[.B42]-[.B41]" office:value-type="float" office:value="125" calcext:value-type="float">
            <text:p>125</text:p>
          </table:table-cell>
          <table:table-cell table:formula="of:=[.C42]/[.C41]" office:value-type="float" office:value="0.618811881188119" calcext:value-type="float">
            <text:p>0.618811881188119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80270" calcext:value-type="float">
            <text:p>80270</text:p>
          </table:table-cell>
          <table:table-cell table:formula="of:=[.B43]-[.B42]" office:value-type="float" office:value="119" calcext:value-type="float">
            <text:p>119</text:p>
          </table:table-cell>
          <table:table-cell table:formula="of:=[.C43]/[.C42]" office:value-type="float" office:value="0.952" calcext:value-type="float">
            <text:p>0.95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float" office:value="80409" calcext:value-type="float">
            <text:p>80409</text:p>
          </table:table-cell>
          <table:table-cell table:formula="of:=[.B44]-[.B43]" office:value-type="float" office:value="139" calcext:value-type="float">
            <text:p>139</text:p>
          </table:table-cell>
          <table:table-cell table:formula="of:=[.C44]/[.C43]" office:value-type="float" office:value="1.16806722689076" calcext:value-type="float">
            <text:p>1.16806722689076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float" office:value="80552" calcext:value-type="float">
            <text:p>80552</text:p>
          </table:table-cell>
          <table:table-cell table:formula="of:=[.B45]-[.B44]" office:value-type="float" office:value="143" calcext:value-type="float">
            <text:p>143</text:p>
          </table:table-cell>
          <table:table-cell table:formula="of:=[.C45]/[.C44]" office:value-type="float" office:value="1.02877697841727" calcext:value-type="float">
            <text:p>1.02877697841727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float" office:value="80651" calcext:value-type="float">
            <text:p>80651</text:p>
          </table:table-cell>
          <table:table-cell table:formula="of:=[.B46]-[.B45]" office:value-type="float" office:value="99" calcext:value-type="float">
            <text:p>99</text:p>
          </table:table-cell>
          <table:table-cell table:formula="of:=[.C46]/[.C45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float" office:value="80695" calcext:value-type="float">
            <text:p>80695</text:p>
          </table:table-cell>
          <table:table-cell table:formula="of:=[.B47]-[.B46]" office:value-type="float" office:value="44" calcext:value-type="float">
            <text:p>44</text:p>
          </table:table-cell>
          <table:table-cell table:formula="of:=[.C47]/[.C46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float" office:value="80735" calcext:value-type="float">
            <text:p>80735</text:p>
          </table:table-cell>
          <table:table-cell table:formula="of:=[.B48]-[.B47]" office:value-type="float" office:value="40" calcext:value-type="float">
            <text:p>40</text:p>
          </table:table-cell>
          <table:table-cell table:formula="of:=[.C48]/[.C47]"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float" office:value="80754" calcext:value-type="float">
            <text:p>80754</text:p>
          </table:table-cell>
          <table:table-cell table:formula="of:=[.B49]-[.B48]" office:value-type="float" office:value="19" calcext:value-type="float">
            <text:p>19</text:p>
          </table:table-cell>
          <table:table-cell table:formula="of:=[.C49]/[.C48]" office:value-type="float" office:value="0.475" calcext:value-type="float">
            <text:p>0.475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float" office:value="80778" calcext:value-type="float">
            <text:p>80778</text:p>
          </table:table-cell>
          <table:table-cell table:formula="of:=[.B50]-[.B49]" office:value-type="float" office:value="24" calcext:value-type="float">
            <text:p>24</text:p>
          </table:table-cell>
          <table:table-cell table:formula="of:=[.C50]/[.C49]" office:value-type="float" office:value="1.26315789473684" calcext:value-type="float">
            <text:p>1.2631578947368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float" office:value="80793" calcext:value-type="float">
            <text:p>80793</text:p>
          </table:table-cell>
          <table:table-cell table:formula="of:=[.B51]-[.B50]" office:value-type="float" office:value="15" calcext:value-type="float">
            <text:p>15</text:p>
          </table:table-cell>
          <table:table-cell table:formula="of:=[.C51]/[.C50]" office:value-type="float" office:value="0.625" calcext:value-type="float">
            <text:p>0.62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float" office:value="80813" calcext:value-type="float">
            <text:p>80813</text:p>
          </table:table-cell>
          <table:table-cell table:formula="of:=[.B52]-[.B51]" office:value-type="float" office:value="20" calcext:value-type="float">
            <text:p>20</text:p>
          </table:table-cell>
          <table:table-cell table:formula="of:=[.C52]/[.C51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float" office:value="80824" calcext:value-type="float">
            <text:p>80824</text:p>
          </table:table-cell>
          <table:table-cell table:formula="of:=[.B53]-[.B52]" office:value-type="float" office:value="11" calcext:value-type="float">
            <text:p>11</text:p>
          </table:table-cell>
          <table:table-cell table:formula="of:=[.C53]/[.C52]"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80844" calcext:value-type="float">
            <text:p>80844</text:p>
          </table:table-cell>
          <table:table-cell table:formula="of:=[.B54]-[.B53]" office:value-type="float" office:value="20" calcext:value-type="float">
            <text:p>20</text:p>
          </table:table-cell>
          <table:table-cell table:formula="of:=[.C54]/[.C53]" office:value-type="float" office:value="1.81818181818182" calcext:value-type="float">
            <text:p>1.818181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0:43:06.451000000</meta:creation-date>
    <meta:generator>LibreOffice/6.0.6.2$Windows_X86_64 LibreOffice_project/0c292870b25a325b5ed35f6b45599d2ea4458e77</meta:generator>
    <dc:date>2020-03-15T14:17:53.739000000</dc:date>
    <meta:editing-duration>PT3H7M59S</meta:editing-duration>
    <meta:editing-cycles>1</meta:editing-cycles>
    <meta:document-statistic meta:table-count="1" meta:cell-count="213" meta:object-count="0"/>
  </office:meta>
</office:document-meta>
</file>